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S TCP/IP – OSI</text:p>
      <text:p text:style-name="Standard"/>
      <text:p text:style-name="Standard">Hay 5 capas TCP/IP (Aplicación, Transporte, Red, Enlace de datos y Física).</text:p>
      <text:p text:style-name="Standard">Hay 7 capas OSI (Aplicación, Presentación, Sesión, Transporte, Red, Enlace de datos y Física).</text:p>
      <text:p text:style-name="Standard"/>
      <text:p text:style-name="Standard">Estas capas se utilizan cuando dos se equipos se quieren comunicar, el equipo origen crea el mensaje, lo encapsula y lo envía al equipo destino, el equipo destino des encapsula el paquete y recibe el mensaje, aunque el mensaje inicial tenga un tamaño muy pequeño al encapsularlo el equipo destino recibe un paquete de mayor tamaño que el inicial.</text:p>
      <text:p text:style-name="Standard"/>
      <text:p text:style-name="Standard"/>
      <text:p text:style-name="P1">TCP – UDP</text:p>
      <text:p text:style-name="P2"/>
      <text:p text:style-name="P2">Se utiliza mayormente TCP.</text:p>
      <text:p text:style-name="P2">TCP se asegura de que el paquete ha llegado a su destino.</text:p>
      <text:p text:style-name="P2">UDP no garantiza que el paquete haya llegado a su destin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21:00.752081141</meta:creation-date>
    <dc:date>2021-09-14T12:36:20.050738845</dc:date>
    <meta:editing-duration>PT4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17" meta:character-count="683" meta:non-whitespace-character-count="572"/>
  </office:meta>
</office:document-meta>
</file>